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neco-arc</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b6004f6">1. 2021-10-06</text:a></text:p>
        </text:index-body>
      </text:table-of-content>
      <text:h text:style-name="Heading_20_1" text:outline-level="1" text:is-list-header="false">
<text:bookmark-start text:name="OrgXref.orgb6004f6"/>
<text:bookmark text:name="orgb6004f6"/>2021-10-06
<text:bookmark-end text:name="OrgXref.orgb6004f6"/></text:h>
      <text:list text:style-name="OrgBulletedList" text:continue-numbering="false">
        <text:list-item>
          <text:p text:style-name="Text_20_body"><text:span text:style-name="Bold">0:00</text:span>
</text:p>
        </text:list-item>
        <text:list-item>
          <text:p text:style-name="Text_20_body">The notion of State at the EU level is perfectly consistent with the notion of State used in international law
</text:p>
        </text:list-item>
        <text:list-item>
          <text:p text:style-name="Text_20_body">It's possible to attribute a specific behavior to States
</text:p>
        </text:list-item>
        <text:list-item>
          <text:p text:style-name="Text_20_body">This is an important point when it comes to EU law, when the institutions have to assess if a specific behavior can be attributed to a specific Stae
</text:p>
        </text:list-item>
        <text:list-item>
          <text:p text:style-name="Text_20_body">In this aspect as well, EU law uses the same solution used in international law, in particular, the one in the 2001 draft articles on the international responsibility of States for internationally wrongful acts
</text:p>
        </text:list-item>
        <text:list-item>
          <text:p text:style-name="Text_20_body"><text:span text:style-name="Bold">3:00</text:span>
</text:p>
        </text:list-item>
        <text:list-item>
          <text:p text:style-name="Text_20_body">It is a document that has been elaborated in 2001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neco-arc</dc:creator>
    <meta:initial-creator>neco-arc</meta:initial-creator>
    <dc:date>2021-11-18T19:39:37</dc:date>
    <meta:creation-date>2021-11-18T19:39:37</meta:creation-date>
    <meta:generator>Emacs 26.3 (Org mode 9.1.9)</meta:generator>
    <meta:keyword/>
    <dc:subject/>
    <dc:title/>
  </office:meta>
</office:document-meta>
</file>